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7A000001404EF8770D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6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6.9cm" svg:height="8.5cm" svg:x="1.2cm" svg:y="1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6.699cm" svg:height="7.933cm" svg:x="1.401cm" svg:y="1.867cm">
            <draw:image xlink:href="Pictures/100002010000047A000001404EF8770D.tif" xlink:type="simple" xlink:show="embed" xlink:actuate="onLoad">
              <text:p/>
            </draw:image>
          </draw:frame>
          <draw:frame draw:style-name="gr3" draw:text-style-name="P2" draw:layer="layout" svg:width="9.2cm" svg:height="1cm" svg:x="10.5cm" svg:y="2.7cm">
            <draw:text-box>
              <text:p><text:span text:style-name="T1">Create a list of all the genes returned</text:span></text:p>
            </draw:text-box>
          </draw:frame>
          <draw:line draw:style-name="gr4" draw:text-style-name="P1" draw:layer="layout" svg:x1="19.8cm" svg:y1="3.2cm" svg:x2="22.5cm" svg:y2="4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8T14:39:56</dc:date>
    <meta:editing-duration>PT49M19S</meta:editing-duration>
    <meta:editing-cycles>6</meta:editing-cycles>
    <meta:generator>LibreOffice/3.4$Unix LibreOffice_project/340m1$Build-402</meta:generator>
    <meta:document-statistic meta:object-count="5"/>
  </office:meta>
</office:document-meta>
</file>